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officeooo:rsid="001df510" officeooo:paragraph-rsid="001df510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Times New Roman" fo:font-size="11pt" officeooo:rsid="000a75b7" officeooo:paragraph-rsid="001df510" style:font-size-asian="11pt" style:font-size-complex="11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1e7ca" officeooo:paragraph-rsid="0021e7ca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 style:list-style-name="Numerazione_20_UC">
      <style:text-properties style:font-name="Times New Roman"/>
    </style:style>
    <style:style style:name="P7" style:family="paragraph" style:parent-style-name="Azione_20_attore" style:list-style-name="Numerazione_20_UC">
      <style:paragraph-properties fo:text-align="start" style:justify-single-word="false"/>
      <style:text-properties fo:color="#000000" style:font-name="Times New Roman" fo:font-size="11pt" officeooo:rsid="000a75b7" officeooo:paragraph-rsid="001df510" style:font-size-asian="11pt" style:font-size-complex="11pt"/>
    </style:style>
    <style:style style:name="P8" style:family="paragraph" style:parent-style-name="Azione_20_sistema">
      <style:text-properties style:font-name="Times New Roman"/>
    </style:style>
    <style:style style:name="P9" style:family="paragraph" style:parent-style-name="Table_20_Contents">
      <style:text-properties style:font-name="Times New Roman" officeooo:rsid="00224398" officeooo:paragraph-rsid="00224398"/>
    </style:style>
    <style:style style:name="T1" style:family="text">
      <style:text-properties officeooo:rsid="001df510"/>
    </style:style>
    <style:style style:name="T2" style:family="text">
      <style:text-properties officeooo:rsid="0021e7ca"/>
    </style:style>
    <style:style style:name="T3" style:family="text">
      <style:text-properties fo:font-size="11pt" fo:font-style="normal" fo:font-weight="normal" officeooo:rsid="000a75b7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fo:font-weight="normal" officeooo:rsid="001df510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fo:font-weight="normal" officeooo:rsid="002310d8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officeooo:rsid="00224398"/>
    </style:style>
    <style:style style:name="T7" style:family="text">
      <style:text-properties officeooo:rsid="002310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Aggiungi tirocinant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9">Responsabile scientific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ervizio e viene riconosciuto come <text:span text:style-name="T6">Responsabile scientifico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402297" text:style-name="Numerazione_20_UC">
              <text:list-item text:start-value="1">
                <text:p text:style-name="P6"><text:span text:style-name="T2">L'utente</text:span> accede alla funzione per aggiungere il tirocinante alla lista dei tirocinanti.</text:p>
              </text:list-item>
              <text:list-item>
                <text:p text:style-name="P8">Il sistema restituisce una form contenente i campi da compilare.</text:p>
              </text:list-item>
              <text:list-item>
                <text:p text:style-name="P7"><text:span text:style-name="T2">L'utente</text:span><text:span text:style-name="T1"> </text:span><text:span text:style-name="T2">i</text:span><text:span text:style-name="T3">nserisce i dati relativi al tirocinante </text:span><text:span text:style-name="T5">(dati anagrafici, numero di matricola, corso di laurea, nome del tutor, recapiti, ore di tirocinio ed orari di disponibilità)</text:span><text:span text:style-name="T3"> </text:span><text:span text:style-name="T4">e conferma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2">Il sistema mostra </text:span>un messaggio di avvenuto inserimento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9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<text:span text:style-name="T1">Il responsabile</text:span> deve visualizzare la pagina da compilare entro 20 secondi.</text:p>
          </table:table-cell>
        </table:table-row>
      </table:table>
      <text:p text:style-name="P5"><text:span text:style-name="T7">UC_M_5: </text:span>Aggiunta di un tirocinante alla lista di tirocinanti disponibili per 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6</meta:editing-cycles>
    <meta:generator>LibreOffice/3.6$Windows_x86 LibreOffice_project/da8c1e6-fd468f4-454e206-f42a4a9-143cfd</meta:generator>
    <dc:date>2012-10-25T17:28:09.74</dc:date>
    <dc:creator>Mariella </dc:creator>
    <meta:document-statistic meta:table-count="1" meta:image-count="0" meta:object-count="0" meta:page-count="1" meta:paragraph-count="17" meta:word-count="134" meta:character-count="907" meta:non-whitespace-character-count="793"/>
  </office:meta>
</office:document-meta>
</file>